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2">
      <style:text-properties fo:font-weight="bold" style:font-weight-asian="bold" style:font-weight-complex="bold"/>
    </style:style>
    <style:style style:name="P6" style:family="paragraph" style:parent-style-name="Standard" style:list-style-name="L5">
      <style:text-properties fo:font-weight="bold" style:font-weight-asian="bold" style:font-weight-complex="bold"/>
    </style:style>
    <style:style style:name="P7" style:family="paragraph" style:parent-style-name="Standard" style:list-style-name="L4"/>
    <style:style style:name="P8" style:family="paragraph" style:parent-style-name="Standard" style:list-style-name="L4">
      <style:text-properties fo:font-size="10pt" fo:font-style="italic" style:font-size-asian="10pt" style:font-style-asian="italic" style:font-size-complex="10pt" style:font-style-complex="italic"/>
    </style:style>
    <style:style style:name="P9" style:family="paragraph" style:parent-style-name="Standard" style:list-style-name="L5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creasing speed of the tiles:</text:p>
      <text:list xml:id="list1790901510522684325" text:style-name="L1">
        <text:list-item>
          <text:p text:style-name="P1">Stage 1 (start) -&gt; Speed x 1</text:p>
          <text:list>
            <text:list-item>
              <text:p text:style-name="P1">Stage 2 (after 1 minute) -&gt; Speed x 1.2</text:p>
              <text:list>
                <text:list-item>
                  <text:p text:style-name="P1">Stage 3 (after 3 minutes) -&gt; Speed x 1.4 , point multiplicator 1.5</text:p>
                  <text:list>
                    <text:list-item>
                      <text:p text:style-name="P1">Stage 4 (after 5 minutes) -&gt; Speed x 1.6</text:p>
                      <text:list>
                        <text:list-item>
                          <text:p text:style-name="P1">Stage 5 (after 10 minutes) -&gt; Speed x 2 , <text:s/>point multiplicator 2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P4">Earning points:</text:p>
      <text:list xml:id="list5933260225162335712" text:style-name="L2">
        <text:list-item>
          <text:p text:style-name="P2">travelling: 1 point each 0.1 seconds</text:p>
        </text:list-item>
        <text:list-item>
          <text:p text:style-name="P2">avoiding enemy (if it leaves screen): 500 points</text:p>
        </text:list-item>
        <text:list-item>
          <text:p text:style-name="P2">killing enemy (with power-up): 1000 points</text:p>
        </text:list-item>
        <text:list-item>
          <text:p text:style-name="P2">picking up power-up: 50 points</text:p>
        </text:list-item>
        <text:list-item>
          <text:p text:style-name="P2">hitting targets:</text:p>
          <text:list>
            <text:list-item>
              <text:p text:style-name="P2">static person: 100 points</text:p>
            </text:list-item>
            <text:list-item>
              <text:p text:style-name="P2">walking person (slow): 200 points</text:p>
            </text:list-item>
            <text:list-item>
              <text:p text:style-name="P2">car (slow): 300 points</text:p>
              <text:p text:style-name="P5">additional targets:</text:p>
            </text:list-item>
            <text:list-item>
              <text:p text:style-name="P2">walking person (fast): 300 points</text:p>
            </text:list-item>
            <text:list-item>
              <text:p text:style-name="P2">person riding on bycicle: 500 points</text:p>
            </text:list-item>
            <text:list-item>
              <text:p text:style-name="P2">car (fast): 500 points</text:p>
            </text:list-item>
            <text:list-item>
              <text:p text:style-name="P2">hotdog-stand: 100 points , fryer: 1000 points</text:p>
            </text:list-item>
            <text:list-item>
              <text:p text:style-name="P2">little kid with ice cream (slow): 250 points , ice cream: 1000 points</text:p>
            </text:list-item>
          </text:list>
        </text:list-item>
      </text:list>
      <text:p text:style-name="Standard"/>
      <text:p text:style-name="P4">Ending screens (5 in total):</text:p>
      <text:list xml:id="list217523671622529253" text:style-name="L3">
        <text:list-item>
          <text:list>
            <text:list-item>
              <text:p text:style-name="P3">0 – 10.000 points</text:p>
            </text:list-item>
            <text:list-item>
              <text:p text:style-name="P3">10.001 – 25.000 points</text:p>
            </text:list-item>
            <text:list-item>
              <text:p text:style-name="P3">25.001 – 50.000 points</text:p>
            </text:list-item>
            <text:list-item>
              <text:p text:style-name="P3">50.001 – 100.000 points</text:p>
            </text:list-item>
            <text:list-item>
              <text:p text:style-name="P3">100.000 &lt; points</text:p>
            </text:list-item>
          </text:list>
        </text:list-item>
      </text:list>
      <text:p text:style-name="Standard"/>
      <text:p text:style-name="P4">Energy:</text:p>
      <text:list xml:id="list5473563526021053669" text:style-name="L4">
        <text:list-item>
          <text:p text:style-name="P7">energy gained by collecting food: 25 points</text:p>
        </text:list-item>
        <text:list-item>
          <text:p text:style-name="P7">lose energy:</text:p>
          <text:list>
            <text:list-item>
              <text:p text:style-name="P7">every 5 seconds for flying: 1 point</text:p>
            </text:list-item>
            <text:list-item>
              <text:p text:style-name="P7">pooping: 2 points</text:p>
            </text:list-item>
            <text:list-item>
              <text:p text:style-name="P8">(colliding with an enemy: 50 points)</text:p>
            </text:list-item>
          </text:list>
        </text:list-item>
      </text:list>
      <text:p text:style-name="Standard"/>
      <text:p text:style-name="P4">Power-ups and debuffs:</text:p>
      <text:list xml:id="list69241185125895467" text:style-name="L5">
        <text:list-item>
          <text:p text:style-name="P9">Bread (or food): Adds energy (25 points)</text:p>
        </text:list-item>
        <text:list-item>
          <text:p text:style-name="P9">Diarrhea: Player can spam the poop button for 10 seconds without losing energy</text:p>
        </text:list-item>
        <text:list-item>
          <text:p text:style-name="P9">Speed up: Player moves faster for 30 seconds</text:p>
        </text:list-item>
        <text:list-item>
          <text:p text:style-name="P9">Double points (added after the multiplicator): Doubles all points earned for 20 seconds</text:p>
        </text:list-item>
        <text:list-item>
          <text:p text:style-name="P9">Beak of steel: You are able to kill bird of preys for 20 seconds.</text:p>
          <text:p text:style-name="P6">Debuff:</text:p>
        </text:list-item>
        <text:list-item>
          <text:p text:style-name="P9">Constipation: Player can't poop for 10 seconds.</text:p>
        </text:list-item>
        <text:list-item>
          <text:p text:style-name="P9">Rotten bread: Player moves much slower (40%) for 10 second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8M7S</meta:editing-duration>
    <meta:editing-cycles>9</meta:editing-cycles>
    <meta:generator>OpenOffice/4.1.2$Win32 OpenOffice.org_project/412m3$Build-9782</meta:generator>
    <dc:date>2016-11-15T15:27:52.98</dc:date>
    <dc:creator>Joey </dc:creator>
    <meta:document-statistic meta:table-count="0" meta:image-count="0" meta:object-count="0" meta:page-count="1" meta:paragraph-count="42" meta:word-count="298" meta:character-count="1523"/>
    <meta:user-defined meta:name="Info 1"/>
    <meta:user-defined meta:name="Info 2"/>
    <meta:user-defined meta:name="Info 3"/>
    <meta:user-defined meta:name="Info 4"/>
  </office:meta>
</office:document-meta>
</file>